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6.35cm" svg:y1="2.55cm" svg:x2="19.3cm" svg:y2="4.05cm" draw:start-shape="id1" draw:end-shape="id2" svg:d="M26350 2550l-7050 1500">
          <text:p/>
        </draw:connector>
        <draw:connector draw:style-name="gr1" draw:text-style-name="P1" draw:layer="layout" draw:type="line" svg:x1="26.35cm" svg:y1="2.55cm" svg:x2="13cm" svg:y2="3.1cm" draw:start-shape="id1" draw:end-shape="id3" svg:d="M26350 2550l-13350 550">
          <text:p/>
        </draw:connector>
        <draw:rect draw:style-name="gr2" draw:text-style-name="P2" xml:id="id4" draw:id="id4" draw:layer="layout" svg:width="2.7cm" svg:height="1cm" svg:x="3.25cm" svg:y="4.3cm">
          <text:p text:style-name="P2">frontend</text:p>
        </draw:rect>
        <draw:rect draw:style-name="gr2" draw:text-style-name="P2" xml:id="id3" draw:id="id3" draw:layer="layout" svg:width="3.7cm" svg:height="1.4cm" svg:x="9.3cm" svg:y="2.4cm">
          <text:p text:style-name="P2">controllers</text:p>
          <text:p text:style-name="P2">/api/persons</text:p>
        </draw:rect>
        <draw:connector draw:style-name="gr1" draw:text-style-name="P2" draw:layer="layout" draw:type="line" svg:x1="9.3cm" svg:y1="3.1cm" svg:x2="5.95cm" svg:y2="4.8cm" draw:start-shape="id3" draw:end-shape="id4" svg:d="M9300 3100l-3350 1700">
          <text:p/>
        </draw:connector>
        <draw:rect draw:style-name="gr2" draw:text-style-name="P2" xml:id="id5" draw:id="id5" draw:layer="layout" svg:width="6.1cm" svg:height="1.7cm" svg:x="8.1cm" svg:y="6.9cm">
          <text:p text:style-name="P2">controllers</text:p>
          <text:p text:style-name="P2">/api/persons/&lt;personId&gt;/conn...</text:p>
        </draw:rect>
        <draw:connector draw:style-name="gr1" draw:text-style-name="P2" draw:layer="layout" draw:type="line" svg:x1="8.1cm" svg:y1="7.75cm" svg:x2="5.95cm" svg:y2="4.8cm" draw:start-shape="id5" draw:end-shape="id4" svg:d="M8100 7750l-2150-2950">
          <text:p/>
        </draw:connector>
        <draw:rect draw:style-name="gr2" draw:text-style-name="P2" xml:id="id8" draw:id="id8" draw:layer="layout" svg:width="5cm" svg:height="1.7cm" svg:x="2.1cm" svg:y="11.4cm">
          <text:p text:style-name="P2">controllers</text:p>
          <text:p text:style-name="P2">/api/locations/&lt;locationId&gt;</text:p>
        </draw:rect>
        <draw:rect draw:style-name="gr2" draw:text-style-name="P2" xml:id="id6" draw:id="id6" draw:layer="layout" svg:width="3.1cm" svg:height="1.7cm" svg:x="21.2cm" svg:y="4.5cm">
          <text:p text:style-name="P2">schemas</text:p>
          <text:p text:style-name="P2"><text:span text:style-name="T1">PersonSchema</text:span></text:p>
        </draw:rect>
        <draw:connector draw:style-name="gr1" draw:text-style-name="P2" draw:layer="layout" draw:type="line" svg:x1="21.2cm" svg:y1="5.35cm" svg:x2="13cm" svg:y2="3.1cm" draw:start-shape="id6" draw:end-shape="id3" svg:d="M21200 5350l-8200-2250">
          <text:p/>
        </draw:connector>
        <draw:rect draw:style-name="gr2" draw:text-style-name="P2" xml:id="id7" draw:id="id7" draw:layer="layout" svg:width="3.6cm" svg:height="1.7cm" svg:x="20.95cm" svg:y="13.1cm">
          <text:p text:style-name="P2">schemas</text:p>
          <text:p text:style-name="P2"><text:span text:style-name="T1">LocationSchema</text:span></text:p>
        </draw:rect>
        <draw:connector draw:style-name="gr1" draw:text-style-name="P1" draw:layer="layout" draw:type="line" svg:x1="20.95cm" svg:y1="13.95cm" svg:x2="7.1cm" svg:y2="12.25cm" draw:start-shape="id7" draw:end-shape="id8" svg:d="M20950 13950l-13850-1700">
          <text:p/>
        </draw:connector>
        <draw:rect draw:style-name="gr2" draw:text-style-name="P2" xml:id="id10" draw:id="id10" draw:layer="layout" svg:width="3.9cm" svg:height="1.7cm" svg:x="20.8cm" svg:y="8.801cm">
          <text:p text:style-name="P2">schemas</text:p>
          <text:p text:style-name="P2"><text:span text:style-name="T1">ConnectionSchema</text:span></text:p>
        </draw:rect>
        <draw:rect draw:style-name="gr2" draw:text-style-name="P2" xml:id="id1" draw:id="id1" draw:layer="layout" svg:width="2.1cm" svg:height="1.7cm" svg:x="26.35cm" svg:y="1.7cm">
          <text:p text:style-name="P2">models</text:p>
          <text:p text:style-name="P2"><text:span text:style-name="T1">Person</text:span></text:p>
        </draw:rect>
        <draw:rect draw:style-name="gr2" draw:text-style-name="P2" xml:id="id12" draw:id="id12" draw:layer="layout" svg:width="2.4cm" svg:height="1.7cm" svg:x="26.2cm" svg:y="6.701cm">
          <text:p text:style-name="P2">models</text:p>
          <text:p text:style-name="P2"><text:span text:style-name="T1">Connection</text:span></text:p>
        </draw:rect>
        <draw:rect draw:style-name="gr2" draw:text-style-name="P2" xml:id="id14" draw:id="id14" draw:layer="layout" svg:width="2.4cm" svg:height="1.7cm" svg:x="26.2cm" svg:y="11.7cm">
          <text:p text:style-name="P2">models</text:p>
          <text:p text:style-name="P2"><text:span text:style-name="T1">Location</text:span></text:p>
        </draw:rect>
        <draw:rect draw:style-name="gr2" draw:text-style-name="P2" xml:id="id13" draw:id="id13" draw:layer="layout" svg:width="3.6cm" svg:height="1.7cm" svg:x="15.7cm" svg:y="10.3cm">
          <text:p text:style-name="P2">services</text:p>
          <text:p text:style-name="P2"><text:span text:style-name="T1">LocationService</text:span></text:p>
        </draw:rect>
        <draw:connector draw:style-name="gr1" draw:text-style-name="P1" draw:layer="layout" draw:type="line" svg:x1="15.7cm" svg:y1="4.05cm" svg:x2="13cm" svg:y2="3.1cm" draw:start-shape="id2" draw:end-shape="id3" svg:d="M15700 4050l-2700-950">
          <text:p/>
        </draw:connector>
        <draw:connector draw:style-name="gr1" draw:text-style-name="P1" draw:layer="layout" draw:type="line" svg:x1="21.2cm" svg:y1="5.35cm" svg:x2="19.3cm" svg:y2="4.05cm" draw:start-shape="id6" draw:end-shape="id2" svg:d="M21200 5350l-1900-1300">
          <text:p/>
        </draw:connector>
        <draw:connector draw:style-name="gr1" draw:text-style-name="P1" draw:layer="layout" draw:type="line" svg:x1="26.35cm" svg:y1="2.55cm" svg:x2="24.3cm" svg:y2="5.35cm" draw:start-shape="id1" draw:end-shape="id6" svg:d="M26350 2550l-2050 2800">
          <text:p/>
        </draw:connector>
        <draw:rect draw:style-name="gr2" draw:text-style-name="P2" xml:id="id9" draw:id="id9" draw:layer="layout" svg:width="5.5cm" svg:height="1.4cm" svg:x="8.4cm" svg:y="4.651cm">
          <text:p text:style-name="P2">controllers</text:p>
          <text:p text:style-name="P2">/api/persons/&lt;person_id&gt;</text:p>
        </draw:rect>
        <draw:connector draw:style-name="gr1" draw:text-style-name="P1" draw:layer="layout" draw:type="line" svg:x1="8.4cm" svg:y1="5.351cm" svg:x2="5.95cm" svg:y2="4.8cm" draw:start-shape="id9" draw:end-shape="id4" svg:d="M8400 5351l-2450-551">
          <text:p/>
        </draw:connector>
        <draw:connector draw:style-name="gr1" draw:text-style-name="P1" draw:layer="layout" draw:type="line" svg:x1="15.7cm" svg:y1="4.05cm" svg:x2="13.9cm" svg:y2="5.351cm" draw:start-shape="id2" draw:end-shape="id9" svg:d="M15700 4050l-1800 1301">
          <text:p/>
        </draw:connector>
        <draw:connector draw:style-name="gr1" draw:text-style-name="P1" draw:layer="layout" draw:type="line" svg:x1="21.2cm" svg:y1="5.35cm" svg:x2="13.9cm" svg:y2="5.351cm" draw:start-shape="id6" draw:end-shape="id9" svg:d="M21200 5350l-7300 1">
          <text:p/>
        </draw:connector>
        <draw:rect draw:style-name="gr2" draw:text-style-name="P2" xml:id="id2" draw:id="id2" draw:layer="layout" svg:width="3.6cm" svg:height="1.7cm" svg:x="15.7cm" svg:y="3.2cm">
          <text:p text:style-name="P2">services</text:p>
          <text:p text:style-name="P2"><text:span text:style-name="T1">PersonService</text:span></text:p>
        </draw:rect>
        <draw:connector draw:style-name="gr1" draw:text-style-name="P1" draw:layer="layout" draw:type="line" svg:x1="20.8cm" svg:y1="9.651cm" svg:x2="14.2cm" svg:y2="7.75cm" draw:start-shape="id10" draw:end-shape="id5" svg:d="M20800 9651l-6600-1901">
          <text:p/>
        </draw:connector>
        <draw:connector draw:style-name="gr1" draw:text-style-name="P1" draw:layer="layout" draw:type="line" svg:x1="15.65cm" svg:y1="7.601cm" svg:x2="14.2cm" svg:y2="7.75cm" draw:start-shape="id11" draw:end-shape="id5" svg:d="M15650 7601l-1450 149">
          <text:p/>
        </draw:connector>
        <draw:connector draw:style-name="gr1" draw:text-style-name="P1" draw:layer="layout" draw:type="line" svg:x1="26.2cm" svg:y1="7.551cm" svg:x2="19.35cm" svg:y2="7.601cm" draw:start-shape="id12" draw:end-shape="id11" svg:d="M26200 7551l-6850 50">
          <text:p/>
        </draw:connector>
        <draw:connector draw:style-name="gr1" draw:text-style-name="P1" draw:layer="layout" draw:type="line" svg:x1="15.7cm" svg:y1="11.15cm" svg:x2="7.1cm" svg:y2="12.25cm" draw:start-shape="id13" draw:end-shape="id8" svg:d="M15700 11150l-8600 1100">
          <text:p/>
        </draw:connector>
        <draw:connector draw:style-name="gr1" draw:text-style-name="P1" draw:layer="layout" draw:type="line" svg:x1="26.2cm" svg:y1="12.55cm" svg:x2="7.1cm" svg:y2="12.25cm" draw:start-shape="id14" draw:end-shape="id8" svg:d="M26200 12550l-19100-300">
          <text:p/>
        </draw:connector>
        <draw:connector draw:style-name="gr1" draw:text-style-name="P1" draw:layer="layout" draw:type="line" svg:x1="26.2cm" svg:y1="12.55cm" svg:x2="24.55cm" svg:y2="13.95cm" draw:start-shape="id14" draw:end-shape="id7" svg:d="M26200 12550l-1650 1400">
          <text:p/>
        </draw:connector>
        <draw:connector draw:style-name="gr1" draw:text-style-name="P1" draw:layer="layout" draw:type="line" svg:x1="26.2cm" svg:y1="12.55cm" svg:x2="19.3cm" svg:y2="11.15cm" draw:start-shape="id14" draw:end-shape="id13" svg:d="M26200 12550l-6900-1400">
          <text:p/>
        </draw:connector>
        <draw:connector draw:style-name="gr1" draw:text-style-name="P1" draw:layer="layout" draw:type="line" svg:x1="20.95cm" svg:y1="13.95cm" svg:x2="19.3cm" svg:y2="11.15cm" draw:start-shape="id7" draw:end-shape="id13" svg:d="M20950 13950l-1650-2800">
          <text:p/>
        </draw:connector>
        <draw:rect draw:style-name="gr2" draw:text-style-name="P2" xml:id="id11" draw:id="id11" draw:layer="layout" svg:width="3.7cm" svg:height="1.7cm" svg:x="15.65cm" svg:y="6.751cm">
          <text:p text:style-name="P2">services</text:p>
          <text:p text:style-name="P2"><text:span text:style-name="T1">ConnectionServi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ohlen </meta:initial-creator>
    <meta:creation-date>2025-03-20T12:15:32.19</meta:creation-date>
    <dc:date>2025-03-20T16:57:36.98</dc:date>
    <dc:creator>pohlen </dc:creator>
    <meta:editing-duration>PT3H36M5S</meta:editing-duration>
    <meta:editing-cycles>3</meta:editing-cycles>
    <meta:generator>OpenOffice/4.1.2$Win32 OpenOffice.org_project/412m3$Build-9782</meta:generator>
    <meta:document-statistic meta:object-count="34"/>
  </office:meta>
</office:document-meta>
</file>